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437708333333" calcext:value-type="float">
            <text:p>2.28438</text:p>
          </table:table-cell>
          <table:table-cell office:value-type="float" office:value="2.4376075" calcext:value-type="float">
            <text:p>2.43761</text:p>
          </table:table-cell>
          <table:table-cell office:value-type="float" office:value="4.287994" calcext:value-type="float">
            <text:p>4.287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92341666667" calcext:value-type="float">
            <text:p>2.25392</text:p>
          </table:table-cell>
          <table:table-cell office:value-type="float" office:value="2.41379341666667" calcext:value-type="float">
            <text:p>2.41379</text:p>
          </table:table-cell>
          <table:table-cell office:value-type="float" office:value="4.202155" calcext:value-type="float">
            <text:p>4.202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795508333333" calcext:value-type="float">
            <text:p>2.22796</text:p>
          </table:table-cell>
          <table:table-cell office:value-type="float" office:value="2.37046675" calcext:value-type="float">
            <text:p>2.37047</text:p>
          </table:table-cell>
          <table:table-cell office:value-type="float" office:value="4.056961" calcext:value-type="float">
            <text:p>4.056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39266666667" calcext:value-type="float">
            <text:p>2.25639</text:p>
          </table:table-cell>
          <table:table-cell office:value-type="float" office:value="2.36624016666667" calcext:value-type="float">
            <text:p>2.36624</text:p>
          </table:table-cell>
          <table:table-cell office:value-type="float" office:value="3.785296" calcext:value-type="float">
            <text:p>3.78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3395" calcext:value-type="float">
            <text:p>2.17934</text:p>
          </table:table-cell>
          <table:table-cell office:value-type="float" office:value="2.35484158333333" calcext:value-type="float">
            <text:p>2.35484</text:p>
          </table:table-cell>
          <table:table-cell office:value-type="float" office:value="3.468667" calcext:value-type="float">
            <text:p>3.468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24235" calcext:value-type="float">
            <text:p>2.18242</text:p>
          </table:table-cell>
          <table:table-cell office:value-type="float" office:value="2.34628475" calcext:value-type="float">
            <text:p>2.34628</text:p>
          </table:table-cell>
          <table:table-cell office:value-type="float" office:value="3.533166" calcext:value-type="float">
            <text:p>3.53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791266666667" calcext:value-type="float">
            <text:p>2.25791</text:p>
          </table:table-cell>
          <table:table-cell office:value-type="float" office:value="2.33683683333333" calcext:value-type="float">
            <text:p>2.33684</text:p>
          </table:table-cell>
          <table:table-cell office:value-type="float" office:value="3.746865" calcext:value-type="float">
            <text:p>3.746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485008333333" calcext:value-type="float">
            <text:p>2.31485</text:p>
          </table:table-cell>
          <table:table-cell office:value-type="float" office:value="2.49527341666667" calcext:value-type="float">
            <text:p>2.49527</text:p>
          </table:table-cell>
          <table:table-cell office:value-type="float" office:value="5.012493" calcext:value-type="float">
            <text:p>5.012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400433333333" calcext:value-type="float">
            <text:p>2.314</text:p>
          </table:table-cell>
          <table:table-cell office:value-type="float" office:value="2.44226266666667" calcext:value-type="float">
            <text:p>2.44226</text:p>
          </table:table-cell>
          <table:table-cell office:value-type="float" office:value="4.819482" calcext:value-type="float">
            <text:p>4.819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02433333333" calcext:value-type="float">
            <text:p>2.26202</text:p>
          </table:table-cell>
          <table:table-cell office:value-type="float" office:value="2.29835308333333" calcext:value-type="float">
            <text:p>2.29835</text:p>
          </table:table-cell>
          <table:table-cell office:value-type="float" office:value="3.575621" calcext:value-type="float">
            <text:p>3.575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26191666667" calcext:value-type="float">
            <text:p>2.19226</text:p>
          </table:table-cell>
          <table:table-cell office:value-type="float" office:value="2.287244" calcext:value-type="float">
            <text:p>2.28724</text:p>
          </table:table-cell>
          <table:table-cell office:value-type="float" office:value="3.553763" calcext:value-type="float">
            <text:p>3.553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036425" calcext:value-type="float">
            <text:p>2.28036</text:p>
          </table:table-cell>
          <table:table-cell office:value-type="float" office:value="2.36128758333333" calcext:value-type="float">
            <text:p>2.36129</text:p>
          </table:table-cell>
          <table:table-cell office:value-type="float" office:value="3.919999" calcext:value-type="float">
            <text:p>3.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449766666667" calcext:value-type="float">
            <text:p>2.2745</text:p>
          </table:table-cell>
          <table:table-cell office:value-type="float" office:value="2.266681" calcext:value-type="float">
            <text:p>2.26668</text:p>
          </table:table-cell>
          <table:table-cell office:value-type="float" office:value="3.882602" calcext:value-type="float">
            <text:p>3.88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02841666667" calcext:value-type="float">
            <text:p>2.27103</text:p>
          </table:table-cell>
          <table:table-cell office:value-type="float" office:value="2.31895841666667" calcext:value-type="float">
            <text:p>2.31896</text:p>
          </table:table-cell>
          <table:table-cell office:value-type="float" office:value="3.792439" calcext:value-type="float">
            <text:p>3.79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732375" calcext:value-type="float">
            <text:p>2.17732</text:p>
          </table:table-cell>
          <table:table-cell office:value-type="float" office:value="2.27032416666667" calcext:value-type="float">
            <text:p>2.27032</text:p>
          </table:table-cell>
          <table:table-cell office:value-type="float" office:value="3.461306" calcext:value-type="float">
            <text:p>3.461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09175" calcext:value-type="float">
            <text:p>2.27009</text:p>
          </table:table-cell>
          <table:table-cell office:value-type="float" office:value="2.42191883333333" calcext:value-type="float">
            <text:p>2.42192</text:p>
          </table:table-cell>
          <table:table-cell office:value-type="float" office:value="4.149931" calcext:value-type="float">
            <text:p>4.149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958" calcext:value-type="float">
            <text:p>2.20996</text:p>
          </table:table-cell>
          <table:table-cell office:value-type="float" office:value="2.270023" calcext:value-type="float">
            <text:p>2.27002</text:p>
          </table:table-cell>
          <table:table-cell office:value-type="float" office:value="3.022389" calcext:value-type="float">
            <text:p>3.022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86" calcext:value-type="float">
            <text:p>2.23286</text:p>
          </table:table-cell>
          <table:table-cell office:value-type="float" office:value="2.26371375" calcext:value-type="float">
            <text:p>2.26371</text:p>
          </table:table-cell>
          <table:table-cell office:value-type="float" office:value="3.704865" calcext:value-type="float">
            <text:p>3.704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10608333333" calcext:value-type="float">
            <text:p>2.25711</text:p>
          </table:table-cell>
          <table:table-cell office:value-type="float" office:value="2.32071316666667" calcext:value-type="float">
            <text:p>2.32071</text:p>
          </table:table-cell>
          <table:table-cell office:value-type="float" office:value="4.030353" calcext:value-type="float">
            <text:p>4.030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67891666667" calcext:value-type="float">
            <text:p>2.25468</text:p>
          </table:table-cell>
          <table:table-cell office:value-type="float" office:value="2.27929933333333" calcext:value-type="float">
            <text:p>2.2793</text:p>
          </table:table-cell>
          <table:table-cell office:value-type="float" office:value="3.945717" calcext:value-type="float">
            <text:p>3.945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99925" calcext:value-type="float">
            <text:p>2.251</text:p>
          </table:table-cell>
          <table:table-cell office:value-type="float" office:value="2.19667008333333" calcext:value-type="float">
            <text:p>2.19667</text:p>
          </table:table-cell>
          <table:table-cell office:value-type="float" office:value="3.764371" calcext:value-type="float">
            <text:p>3.764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8035" calcext:value-type="float">
            <text:p>2.2508</text:p>
          </table:table-cell>
          <table:table-cell office:value-type="float" office:value="2.29182516666667" calcext:value-type="float">
            <text:p>2.29183</text:p>
          </table:table-cell>
          <table:table-cell office:value-type="float" office:value="3.77027" calcext:value-type="float">
            <text:p>3.770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4045" calcext:value-type="float">
            <text:p>2.2504</text:p>
          </table:table-cell>
          <table:table-cell office:value-type="float" office:value="2.49810908333333" calcext:value-type="float">
            <text:p>2.49811</text:p>
          </table:table-cell>
          <table:table-cell office:value-type="float" office:value="4.268515" calcext:value-type="float">
            <text:p>4.268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476075" calcext:value-type="float">
            <text:p>2.16476</text:p>
          </table:table-cell>
          <table:table-cell office:value-type="float" office:value="2.24788075" calcext:value-type="float">
            <text:p>2.24788</text:p>
          </table:table-cell>
          <table:table-cell office:value-type="float" office:value="3.126213" calcext:value-type="float">
            <text:p>3.126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82408333333" calcext:value-type="float">
            <text:p>2.24582</text:p>
          </table:table-cell>
          <table:table-cell office:value-type="float" office:value="2.37172075" calcext:value-type="float">
            <text:p>2.37172</text:p>
          </table:table-cell>
          <table:table-cell office:value-type="float" office:value="3.897676" calcext:value-type="float">
            <text:p>3.897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917066666667" calcext:value-type="float">
            <text:p>2.18917</text:p>
          </table:table-cell>
          <table:table-cell office:value-type="float" office:value="2.24098066666667" calcext:value-type="float">
            <text:p>2.24098</text:p>
          </table:table-cell>
          <table:table-cell office:value-type="float" office:value="3.064444" calcext:value-type="float">
            <text:p>3.064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53255" calcext:value-type="float">
            <text:p>2.23533</text:p>
          </table:table-cell>
          <table:table-cell office:value-type="float" office:value="2.30456508333333" calcext:value-type="float">
            <text:p>2.30457</text:p>
          </table:table-cell>
          <table:table-cell office:value-type="float" office:value="3.580225" calcext:value-type="float">
            <text:p>3.580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72525" calcext:value-type="float">
            <text:p>2.22773</text:p>
          </table:table-cell>
          <table:table-cell office:value-type="float" office:value="2.24574858333333" calcext:value-type="float">
            <text:p>2.24575</text:p>
          </table:table-cell>
          <table:table-cell office:value-type="float" office:value="3.384928" calcext:value-type="float">
            <text:p>3.384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68833333333" calcext:value-type="float">
            <text:p>2.22769</text:p>
          </table:table-cell>
          <table:table-cell office:value-type="float" office:value="2.19904" calcext:value-type="float">
            <text:p>2.19904</text:p>
          </table:table-cell>
          <table:table-cell office:value-type="float" office:value="3.124189" calcext:value-type="float">
            <text:p>3.124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09325" calcext:value-type="float">
            <text:p>2.22609</text:p>
          </table:table-cell>
          <table:table-cell office:value-type="float" office:value="2.39114575" calcext:value-type="float">
            <text:p>2.39115</text:p>
          </table:table-cell>
          <table:table-cell office:value-type="float" office:value="3.818058" calcext:value-type="float">
            <text:p>3.818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469825" calcext:value-type="float">
            <text:p>2.2247</text:p>
          </table:table-cell>
          <table:table-cell office:value-type="float" office:value="2.37968408333333" calcext:value-type="float">
            <text:p>2.37968</text:p>
          </table:table-cell>
          <table:table-cell office:value-type="float" office:value="4.156414" calcext:value-type="float">
            <text:p>4.156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17233333333" calcext:value-type="float">
            <text:p>2.22017</text:p>
          </table:table-cell>
          <table:table-cell office:value-type="float" office:value="2.25863691666667" calcext:value-type="float">
            <text:p>2.25864</text:p>
          </table:table-cell>
          <table:table-cell office:value-type="float" office:value="3.404088" calcext:value-type="float">
            <text:p>3.404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85691666667" calcext:value-type="float">
            <text:p>2.21586</text:p>
          </table:table-cell>
          <table:table-cell office:value-type="float" office:value="2.434649" calcext:value-type="float">
            <text:p>2.43465</text:p>
          </table:table-cell>
          <table:table-cell office:value-type="float" office:value="3.69152" calcext:value-type="float">
            <text:p>3.691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58941666667" calcext:value-type="float">
            <text:p>2.21559</text:p>
          </table:table-cell>
          <table:table-cell office:value-type="float" office:value="2.35039566666667" calcext:value-type="float">
            <text:p>2.3504</text:p>
          </table:table-cell>
          <table:table-cell office:value-type="float" office:value="3.359194" calcext:value-type="float">
            <text:p>3.359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33283333333" calcext:value-type="float">
            <text:p>2.21533</text:p>
          </table:table-cell>
          <table:table-cell office:value-type="float" office:value="2.2978945" calcext:value-type="float">
            <text:p>2.29789</text:p>
          </table:table-cell>
          <table:table-cell office:value-type="float" office:value="3.669037" calcext:value-type="float">
            <text:p>3.669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17875" calcext:value-type="float">
            <text:p>2.21518</text:p>
          </table:table-cell>
          <table:table-cell office:value-type="float" office:value="2.12891" calcext:value-type="float">
            <text:p>2.12891</text:p>
          </table:table-cell>
          <table:table-cell office:value-type="float" office:value="3.189915" calcext:value-type="float">
            <text:p>3.189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67266666667" calcext:value-type="float">
            <text:p>2.20967</text:p>
          </table:table-cell>
          <table:table-cell office:value-type="float" office:value="2.22491516666667" calcext:value-type="float">
            <text:p>2.22492</text:p>
          </table:table-cell>
          <table:table-cell office:value-type="float" office:value="3.808936" calcext:value-type="float">
            <text:p>3.80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900191666667" calcext:value-type="float">
            <text:p>2.209</text:p>
          </table:table-cell>
          <table:table-cell office:value-type="float" office:value="2.34563483333333" calcext:value-type="float">
            <text:p>2.34563</text:p>
          </table:table-cell>
          <table:table-cell office:value-type="float" office:value="3.548508" calcext:value-type="float">
            <text:p>3.548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99416666667" calcext:value-type="float">
            <text:p>2.20799</text:p>
          </table:table-cell>
          <table:table-cell office:value-type="float" office:value="2.21844416666667" calcext:value-type="float">
            <text:p>2.21844</text:p>
          </table:table-cell>
          <table:table-cell office:value-type="float" office:value="3.463699" calcext:value-type="float">
            <text:p>3.46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80341666667" calcext:value-type="float">
            <text:p>2.2058</text:p>
          </table:table-cell>
          <table:table-cell office:value-type="float" office:value="2.26108258333333" calcext:value-type="float">
            <text:p>2.26108</text:p>
          </table:table-cell>
          <table:table-cell office:value-type="float" office:value="3.373338" calcext:value-type="float">
            <text:p>3.373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0034958333333" calcext:value-type="float">
            <text:p>2.20035</text:p>
          </table:table-cell>
          <table:table-cell office:value-type="float" office:value="2.23976416666667" calcext:value-type="float">
            <text:p>2.23976</text:p>
          </table:table-cell>
          <table:table-cell office:value-type="float" office:value="3.132891" calcext:value-type="float">
            <text:p>3.132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58825" calcext:value-type="float">
            <text:p>2.19859</text:p>
          </table:table-cell>
          <table:table-cell office:value-type="float" office:value="2.27572616666667" calcext:value-type="float">
            <text:p>2.27573</text:p>
          </table:table-cell>
          <table:table-cell office:value-type="float" office:value="3.405386" calcext:value-type="float">
            <text:p>3.405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36025" calcext:value-type="float">
            <text:p>2.19636</text:p>
          </table:table-cell>
          <table:table-cell office:value-type="float" office:value="2.29222441666667" calcext:value-type="float">
            <text:p>2.29222</text:p>
          </table:table-cell>
          <table:table-cell office:value-type="float" office:value="3.569513" calcext:value-type="float">
            <text:p>3.569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460683333333" calcext:value-type="float">
            <text:p>2.19461</text:p>
          </table:table-cell>
          <table:table-cell office:value-type="float" office:value="2.22940975" calcext:value-type="float">
            <text:p>2.22941</text:p>
          </table:table-cell>
          <table:table-cell office:value-type="float" office:value="3.352537" calcext:value-type="float">
            <text:p>3.352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69225" calcext:value-type="float">
            <text:p>2.18269</text:p>
          </table:table-cell>
          <table:table-cell office:value-type="float" office:value="2.30858433333333" calcext:value-type="float">
            <text:p>2.30858</text:p>
          </table:table-cell>
          <table:table-cell office:value-type="float" office:value="3.651388" calcext:value-type="float">
            <text:p>3.651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42191666667" calcext:value-type="float">
            <text:p>2.18042</text:p>
          </table:table-cell>
          <table:table-cell office:value-type="float" office:value="2.25579691666667" calcext:value-type="float">
            <text:p>2.2558</text:p>
          </table:table-cell>
          <table:table-cell office:value-type="float" office:value="3.293011" calcext:value-type="float">
            <text:p>3.293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916491666667" calcext:value-type="float">
            <text:p>2.17916</text:p>
          </table:table-cell>
          <table:table-cell office:value-type="float" office:value="2.23858241666667" calcext:value-type="float">
            <text:p>2.23858</text:p>
          </table:table-cell>
          <table:table-cell office:value-type="float" office:value="2.937667" calcext:value-type="float">
            <text:p>2.937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57466666667" calcext:value-type="float">
            <text:p>2.17657</text:p>
          </table:table-cell>
          <table:table-cell office:value-type="float" office:value="2.17661591666667" calcext:value-type="float">
            <text:p>2.17662</text:p>
          </table:table-cell>
          <table:table-cell office:value-type="float" office:value="2.681341" calcext:value-type="float">
            <text:p>2.681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7552" calcext:value-type="float">
            <text:p>2.17552</text:p>
          </table:table-cell>
          <table:table-cell office:value-type="float" office:value="2.15115875" calcext:value-type="float">
            <text:p>2.15116</text:p>
          </table:table-cell>
          <table:table-cell office:value-type="float" office:value="2.859078" calcext:value-type="float">
            <text:p>2.859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7472941666667" calcext:value-type="float">
            <text:p>2.17473</text:p>
          </table:table-cell>
          <table:table-cell office:value-type="float" office:value="2.35197983333333" calcext:value-type="float">
            <text:p>2.35198</text:p>
          </table:table-cell>
          <table:table-cell office:value-type="float" office:value="3.473697" calcext:value-type="float">
            <text:p>3.47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703515" calcext:value-type="float">
            <text:p>2.17035</text:p>
          </table:table-cell>
          <table:table-cell office:value-type="float" office:value="2.29156066666667" calcext:value-type="float">
            <text:p>2.29156</text:p>
          </table:table-cell>
          <table:table-cell office:value-type="float" office:value="2.917184" calcext:value-type="float">
            <text:p>2.917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1835" calcext:value-type="float">
            <text:p>2.17018</text:p>
          </table:table-cell>
          <table:table-cell office:value-type="float" office:value="2.26398141666667" calcext:value-type="float">
            <text:p>2.26398</text:p>
          </table:table-cell>
          <table:table-cell office:value-type="float" office:value="3.290861" calcext:value-type="float">
            <text:p>3.290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92125" calcext:value-type="float">
            <text:p>2.16792</text:p>
          </table:table-cell>
          <table:table-cell office:value-type="float" office:value="2.167125" calcext:value-type="float">
            <text:p>2.16713</text:p>
          </table:table-cell>
          <table:table-cell office:value-type="float" office:value="3.407778" calcext:value-type="float">
            <text:p>3.407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39458333333" calcext:value-type="float">
            <text:p>2.16739</text:p>
          </table:table-cell>
          <table:table-cell office:value-type="float" office:value="2.25976625" calcext:value-type="float">
            <text:p>2.25977</text:p>
          </table:table-cell>
          <table:table-cell office:value-type="float" office:value="2.83897" calcext:value-type="float">
            <text:p>2.838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6303025" calcext:value-type="float">
            <text:p>2.16303</text:p>
          </table:table-cell>
          <table:table-cell office:value-type="float" office:value="2.31985566666667" calcext:value-type="float">
            <text:p>2.31986</text:p>
          </table:table-cell>
          <table:table-cell office:value-type="float" office:value="3.222236" calcext:value-type="float">
            <text:p>3.222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773" calcext:value-type="float">
            <text:p>2.16277</text:p>
          </table:table-cell>
          <table:table-cell office:value-type="float" office:value="2.23407216666667" calcext:value-type="float">
            <text:p>2.23407</text:p>
          </table:table-cell>
          <table:table-cell office:value-type="float" office:value="2.916317" calcext:value-type="float">
            <text:p>2.916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973533333333" calcext:value-type="float">
            <text:p>2.14974</text:p>
          </table:table-cell>
          <table:table-cell office:value-type="float" office:value="2.23545075" calcext:value-type="float">
            <text:p>2.23545</text:p>
          </table:table-cell>
          <table:table-cell office:value-type="float" office:value="3.150322" calcext:value-type="float">
            <text:p>3.150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79025" calcext:value-type="float">
            <text:p>2.14579</text:p>
          </table:table-cell>
          <table:table-cell office:value-type="float" office:value="2.23618858333333" calcext:value-type="float">
            <text:p>2.23619</text:p>
          </table:table-cell>
          <table:table-cell office:value-type="float" office:value="2.984776" calcext:value-type="float">
            <text:p>2.984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319433333333" calcext:value-type="float">
            <text:p>2.13319</text:p>
          </table:table-cell>
          <table:table-cell office:value-type="float" office:value="2.25766308333333" calcext:value-type="float">
            <text:p>2.25766</text:p>
          </table:table-cell>
          <table:table-cell office:value-type="float" office:value="2.844767" calcext:value-type="float">
            <text:p>2.844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172216666667" calcext:value-type="float">
            <text:p>2.13172</text:p>
          </table:table-cell>
          <table:table-cell office:value-type="float" office:value="2.26512883333333" calcext:value-type="float">
            <text:p>2.26513</text:p>
          </table:table-cell>
          <table:table-cell office:value-type="float" office:value="2.744355" calcext:value-type="float">
            <text:p>2.744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0" calcext:value-type="float">
            <text:p>0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0" calcext:value-type="float">
            <text:p>0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0" calcext:value-type="float">
            <text:p>0</text:p>
          </table:table-cell>
          <table:table-cell table:formula="of:=SUM([.BE1:.BE5])" office:value-type="float" office:value="5" calcext:value-type="float">
            <text:p>5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5" calcext:value-type="float">
            <text:p>5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51:05.293673123</dc:date>
    <meta:document-statistic meta:table-count="1" meta:cell-count="4642" meta:object-count="0"/>
    <meta:generator>LibreOffice/4.2.8.2$Linux_X86_64 LibreOffice_project/420m0$Build-2</meta:generator>
  </office:meta>
</office:document-meta>
</file>